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A0000003A64DE5E544ADE4B86.png" manifest:media-type="image/png"/>
  <manifest:file-entry manifest:full-path="Pictures/100002010000003A0000003AE92DADBA7B61CF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color="#ffff66" draw:fill-hatch-name="Hatching_20_4" draw:fill-hatch-solid="fals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55cm" draw:marker-end-width="0.355cm" draw:fill="gradient" draw:fill-gradient-name="Gradient_20_1" draw:opacity="10%" draw:textarea-horizontal-align="justify" draw:textarea-vertical-align="middle" draw:auto-grow-height="false" fo:min-height="5.032cm" fo:min-width="8.976cm" fo:padding-top="0.15cm" fo:padding-bottom="0.15cm" fo:padding-left="0.275cm" fo:padding-right="0.275cm" draw:shadow-opacity="10%"/>
    </style:style>
    <style:style style:name="gr4" style:family="graphic" style:parent-style-name="standard">
      <style:graphic-properties draw:stroke="dash" draw:stroke-dash="Fine_20_Dotted" svg:stroke-width="0.051cm" draw:marker-start-width="0.355cm" draw:marker-end-width="0.355cm" draw:fill="none" draw:textarea-horizontal-align="justify" draw:textarea-vertical-align="middle" draw:auto-grow-height="false" fo:min-height="8.231cm" fo:min-width="8.975cm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00ff" draw:textarea-vertical-align="middle" draw:auto-grow-height="false" fo:min-height="1.072cm" fo:min-width="5.275cm"/>
    </style:style>
    <style:style style:name="gr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OOoLatexArgs="28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OOoLatexArgs="28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1" style:family="paragraph">
      <loext:graphic-properties draw:fill="hatch" draw:fill-color="#ffff66" draw:fill-hatch-name="Hatching_20_4" draw:fill-hatch-solid="fals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gradient-name="Gradient_20_1" draw:opacity="10%"/>
      <style:paragraph-properties fo:text-align="center"/>
    </style:style>
    <style:style style:name="P4" style:family="paragraph">
      <loext:graphic-properties draw:fill="solid" draw:fill-color="#ff00ff"/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Carlito"/>
    </style:style>
    <style:style style:name="T1" style:family="text">
      <style:text-properties style:font-name="Carli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414cm" svg:height="6.35cm" svg:x="4.907cm" svg:y="3.345cm">
          <text:p/>
        </draw:rect>
        <draw:rect draw:style-name="gr2" draw:text-style-name="P2" draw:layer="layout" svg:width="2.54cm" svg:height="1.27cm" svg:x="20.147cm" svg:y="7.341cm">
          <text:p/>
        </draw:rect>
        <draw:custom-shape draw:style-name="gr3" draw:text-style-name="P3" draw:layer="layout" svg:width="9.525cm" svg:height="8.531cm" svg:x="0.463cm" svg:y="2.0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9.525cm" svg:height="8.531cm" svg:x="0.462cm" svg:y="2.041cm">
          <text:p/>
          <draw:enhanced-geometry svg:viewBox="0 0 88 21600" draw:mirror-vertic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5.775cm" svg:height="1.322cm" svg:x="2.165cm" svg:y="2.532cm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6" draw:text-style-name="P2" draw:layer="layout" draw:type="curve" svg:x1="18.182cm" svg:y1="3.177cm" svg:x2="15.299cm" svg:y2="5.484cm" svg:d="M18182 3177c-2161 0-720 2307-2883 2307" svg:viewBox="0 0 2884 2308">
          <text:p/>
        </draw:connector>
        <draw:frame draw:style-name="gr7" draw:text-style-name="P2" draw:layer="layout" svg:width="0.685cm" svg:height="0.685cm" svg:x="5.244cm" svg:y="0.547cm">
          <draw:image xlink:href="Pictures/100002010000003A0000003AE92DADBA7B61CF93.png" xlink:type="simple" xlink:show="embed" xlink:actuate="onLoad">
            <text:p/>
          </draw:image>
        </draw:frame>
        <draw:line draw:style-name="gr8" draw:text-style-name="P2" draw:layer="layout" svg:x1="4.919cm" svg:y1="4.398cm" svg:x2="4.919cm" svg:y2="0.328cm">
          <text:p/>
        </draw:line>
        <draw:frame draw:style-name="gr9" draw:text-style-name="P2" draw:layer="layout" svg:width="0.685cm" svg:height="0.685cm" svg:x="17.714cm" svg:y="9.342cm">
          <draw:image xlink:href="Pictures/100002010000003A0000003A64DE5E544ADE4B86.png" xlink:type="simple" xlink:show="embed" xlink:actuate="onLoad">
            <text:p/>
          </draw:image>
        </draw:frame>
        <draw:frame draw:style-name="gr10" draw:text-style-name="P6" draw:layer="layout" svg:width="5.665cm" svg:height="0.962cm" svg:x="18.369cm" svg:y="2.836cm">
          <draw:text-box>
            <text:p text:style-name="P5"><text:span text:style-name="T1">Simulation plane</text:span></text:p>
          </draw:text-box>
        </draw:frame>
        <draw:line draw:style-name="gr8" draw:text-style-name="P2" draw:layer="layout" svg:x1="14.926cm" svg:y1="9.69cm" svg:x2="17.606cm" svg:y2="9.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900" draw:border="0%"/>
    <draw:hatch draw:name="Hatching_20_4" draw:display-name="Hatching 4" draw:style="double" draw:color="#999999" draw:distance="0.254cm" draw:rotation="900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5-12-07T10:07:58.378534611</meta:creation-date>
    <dc:date>2015-12-07T10:10:54.012093213</dc:date>
    <dc:creator>Michael Zingale</dc:creator>
    <meta:editing-duration>PT2M55S</meta:editing-duration>
    <meta:editing-cycles>2</meta:editing-cycles>
    <meta:generator>LibreOffice/5.0.3.2$Linux_X86_64 LibreOffice_project/00$Build-2</meta:generator>
    <meta:document-statistic meta:object-count="11"/>
  </office:meta>
</office:document-meta>
</file>